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9.537cm"/>
    </style:style>
    <style:style style:name="co2" style:family="table-column">
      <style:table-column-properties fo:break-before="auto" style:column-width="1.986cm"/>
    </style:style>
    <style:style style:name="co3" style:family="table-column">
      <style:table-column-properties fo:break-before="auto" style:column-width="1.734cm"/>
    </style:style>
    <style:style style:name="co4" style:family="table-column">
      <style:table-column-properties fo:break-before="auto" style:column-width="3.108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11.439cm"/>
    </style:style>
    <style:style style:name="co7" style:family="table-column">
      <style:table-column-properties fo:break-before="auto" style:column-width="1.399cm"/>
    </style:style>
    <style:style style:name="co8" style:family="table-column">
      <style:table-column-properties fo:break-before="auto" style:column-width="2.997cm"/>
    </style:style>
    <style:style style:name="co9" style:family="table-column">
      <style:table-column-properties fo:break-before="auto" style:column-width="9.957cm"/>
    </style:style>
    <style:style style:name="co10" style:family="table-column">
      <style:table-column-properties fo:break-before="auto" style:column-width="9.174cm"/>
    </style:style>
    <style:style style:name="co11" style:family="table-column">
      <style:table-column-properties fo:break-before="auto" style:column-width="9.118cm"/>
    </style:style>
    <style:style style:name="co12" style:family="table-column">
      <style:table-column-properties fo:break-before="auto" style:column-width="10.014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1.289cm" fo:break-before="auto" style:use-optimal-row-height="true"/>
    </style:style>
    <style:style style:name="ro6" style:family="table-row">
      <style:table-row-properties style:row-height="0.979cm" fo:break-before="auto" style:use-optimal-row-height="false"/>
    </style:style>
    <style:style style:name="ta1" style:family="table" style:master-page-name="PageStyle_5f_Poultry_20__26__20_Game">
      <style:table-properties table:display="true" style:writing-mode="lr-tb"/>
    </style:style>
    <style:style style:name="ta2" style:family="table" style:master-page-name="PageStyle_5f_Meat">
      <style:table-properties table:display="true" style:writing-mode="lr-tb"/>
    </style:style>
    <style:style style:name="ta3" style:family="table" style:master-page-name="PageStyle_5f_Sides_20__26__20_Salads">
      <style:table-properties table:display="true" style:writing-mode="lr-tb"/>
    </style:style>
    <style:style style:name="ta4" style:family="table" style:master-page-name="PageStyle_5f_Fish">
      <style:table-properties table:display="true" style:writing-mode="lr-tb"/>
    </style:style>
    <style:style style:name="ta5" style:family="table" style:master-page-name="PageStyle_5f_Vegetarian">
      <style:table-properties table:display="true" style:writing-mode="lr-tb"/>
    </style:style>
    <style:style style:name="ta7" style:family="table" style:master-page-name="PageStyle_5f_Drinks">
      <style:table-properties table:display="true" style:writing-mode="lr-tb"/>
    </style:style>
    <style:style style:name="ta8" style:family="table" style:master-page-name="PageStyle_5f_Starters_20__26__20_Soups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2" style:family="table-cell" style:parent-style-name="Default" style:data-style-name="N5112">
      <style:table-cell-properties fo:padding="0.071cm"/>
      <style:text-properties style:text-position=""/>
    </style:style>
    <style:style style:name="ce3" style:family="table-cell" style:parent-style-name="Default" style:data-style-name="N5112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Poultry &amp; Ga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>
            <text:p>Cajun turkey steaks with pineapple salsa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26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Chicken Curry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129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Chicken Laksa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13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Chicken, lentil % sweetcorn chowder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25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Chicken Noodle Broth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17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Ginger &amp; Lime chicken with sweet potato mash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27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Homemade chicken nachos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44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Mango chicken with spiced pilau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24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Pan-roasted loin venison with Rosti potato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135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Pot-roasted pheasant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106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Roast chicken with salsa &amp; garlic mash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78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Roasted duck breast with plum sauce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83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Spice-crusted rice with Morroccan chicken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135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Warm chicken &amp; chicory salad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58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Cheesy chicken bake 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30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Grilled spiced chicken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36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Herb roast chicken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104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Roast &amp; marinated quail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122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Roasted spiced duck &amp; plum sauce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145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Spanish beans with chicken &amp; chorizo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64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Yogurt &amp; almond chicken curry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120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Cheat's chicken kiev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30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Chicken &amp; sweetcorn pie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53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Crunchy &amp; creamy pasta bake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30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Crunchy sesame chicken wings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18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Leek &amp; fennel roast chicken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149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Roast chicken with whole garlic, bay &amp; white wine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64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Salt &amp; pepper quails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104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Chicken kebabs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108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Sticky tamari &amp; honey chicken thighs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12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Sweet &amp; sticky chicken noodles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54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All in one chicken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60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Cajun turkey wraps with sweetcorn salsa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28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French style chicken with peas &amp; bacon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35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Honey slow roasted duck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138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Lemon &amp; thyme turkey burgers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52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Lime &amp; pepper chicken wraps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20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Mexican chicken stew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40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Rosemary chicken with oven baked ratatouille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31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Spiced chicken &amp; salad burrito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146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Southern fried chicken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104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Coronation chicken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120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Turkey meatball korma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39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Chicken masala skewers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42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Chicken wings with cumin.lemon &amp; garlic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96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Grilled marinated poussin <text:s/>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153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Honeyed sesame chicken with peach &amp; cucumber salad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138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Paprika chicken ciabattas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27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Roast chicken vinaigrette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108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Summer chicken &amp; basil stew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36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Wild rabbit &amp; leek turnovers with picallili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146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BBQ chicken burgers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49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Chiaquilles in mulato chilli sauce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14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Chicken kievs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38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Chicken paprikas &amp; herby polenta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143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Chicken tagine with preserved lemons &amp; olives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143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Chilli chicken with coriander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146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Duck ramen noodles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145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Herby lemon chicken with tuscan beans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98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Satay chicken pieces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92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Chicken &amp; vegetable stew with wholemeal couscous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39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Chicken pot pie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143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Chicken, potato &amp; green bean curry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26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Chicken salad with crisp bacon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112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Chicken with pesto, Taleggio &amp; roasted tomatoes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14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Chipotle chicken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9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Jerk chicken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62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One-pot chicken &amp; bacon stew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43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Roast wood pigeon salad with pears, hazelnuts, chicory &amp; gin vinaigrette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140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Summer chicken one-pot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24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Turkey &amp; pepper pittas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38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BBQ chicken with corn rice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34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Caesar turkey burgersw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41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Chicken and leek pies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38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Chicken curry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46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Chicken pie with a carrot thatch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52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Chicken tikka masala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130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Chicken with roasted roots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47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Chinese roast duck with pancakes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114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Creamy pesto chicken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34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Duck &amp; spring onion noodles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118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Mediterranean chicken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47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Moroccan <text:s/>chicken with sweet potato mash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28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One-pan roast dinner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47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Pheasant, leek &amp; bacon pie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82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Rabbit cacciatore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82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Spiced roast chkcen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47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Venison steak with Port sauce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82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Butter-roasted supreme of chicken with wild mushroom &amp; potato gratin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112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Goose &amp; mustard fruits with Marsala sauce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74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Honey-mustard glazed duck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98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Mini turkey &amp; cranberry pies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194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Roasted poussins with bulghar stuffing &amp; pistachio &amp; orange blossom glaze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78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Roast loin of venison with candied vegetables &amp; truffle celeriac puree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201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Roast turkey with citrus butter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36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Speedy spicy turkey rice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194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Braised chicken wings with seared scallops &amp; hazelnuts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116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Chicken &amp; almond bastilla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80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Creamy ham &amp; mustard chicken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40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Garlicy venison with grilled pears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119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Poule au pot with stuffing balls &amp; garlic cream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72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Festive duck breast with lemon &amp; thyme polenta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121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Roasted pigeon, pommes mousseline, pancetta with peas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122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Chicken &amp; bacon cacciatore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106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Chicken with sweet wine &amp; garlic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15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Harissa chicken &amp; couscous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33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Honey, mustard &amp; crème fraiche baked chicken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22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Indian wings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26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Pot-roast guinea fowl with cabbage &amp; bacon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61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Sweet &amp; sticky wings with classic slaw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26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Bang bang sesame chicken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30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Cajun turkey burgers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30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Chicken &amp; chorizo jambalaya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30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Chicken &amp; biryani bake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136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Chicken braised with fennel &amp; brandy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18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Chicken caesar wraps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32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Chicken fajitas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30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Chicken with greens &amp; tarragon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28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Coronation pies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124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Lilli's chicken kiev with cucumber &amp; spring onion salad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153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Mexican turkey salad bowl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32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Oriental duck salad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38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Spicy cajun chicken quinoa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50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Sticky lime roast chicken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114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Sweet &amp; sour chicken &amp; veg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40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Aztec Molcajete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144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Chicken &amp; mushroom chow mein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147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Chicken parmigiana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24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Curry spiced chicken with a tartare of peas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62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Lemony turkey kebabs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50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Pan roasted duck with carrot &amp; plum puree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143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Satay skewers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55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Tarragon chicken with celeriac mash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51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Turkey burgers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30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Turkey laksa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55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BBQ Chicken Drumsticks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28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Chicken breast with avocado salad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52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Chicken stuffed with mascarpone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32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Chicken, sweetcorn &amp; noodle soup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118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Chicken with artichokes, onions, potatoes &amp; rosemary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141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Chicken with lemons, sumac &amp; spiced yogurt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110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Summer chicken one-pot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26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Thai sticky chicken &amp; ribs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94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Chicken &amp; ham sandwich pies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79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Harissa chicken with ckickpeas salad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24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Jerk chicken kebabs with mango salsa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47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Lemon, broccoli &amp; sesame roast chicken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38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Moroccan turkey jackets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30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Morrocan turkey meatballs with citrus couscous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30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One-pan roast chicken &amp; potatoes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76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Spatchcocked chicken with soft cheese &amp; basil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102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Sweet &amp; sour chicken skewers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<text:s/>26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Swwet &amp; spicy wings with a summer slaw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29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Chicken &amp; pasta salad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26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Chicken with crispy param ham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27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2">
          <table:table-cell office:value-type="string">
            <text:p>Coq au vin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135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Fruity couscous &amp; spiced quail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65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Red rice &amp; chicken salad with pomegranate &amp; feta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66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1">
          <table:table-cell office:value-type="string">
            <text:p>squash, chicken &amp; couscous one-pot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48</text:p>
          </table:table-cell>
          <table:table-cell office:value-type="string">
            <text:p>Poultry &amp; Game</text:p>
          </table:table-cell>
          <table:table-cell table:number-columns-repeated="1020"/>
        </table:table-row>
        <table:table-row table:style-name="ro4" table:number-rows-repeated="104841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at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number-columns-repeated="1021" table:default-cell-style-name="Default"/>
        <table:table-row table:style-name="ro1">
          <table:table-cell office:value-type="string">
            <text:p>Beef &amp; Onion Pie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136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Creamy Ham, Leek &amp; Mushroom Spaghetti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26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Curried mutton with rice &amp; peas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12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Fruity Pork Steaks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22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Honey &amp; Sesame Beef noodles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2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Lamb casserole with mint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8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Pork tenderloin with chipotle sauce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43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Proper beef, ale &amp; mushroom pie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9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Ossobuco with risotto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8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Roast leg lamb with juniper &amp; rosemary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92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Slow roasted pork belly &amp; chicory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59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Sticky pineapple pork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22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Sticky thyme &amp; mustard bacon chops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66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Beef, cheese &amp; broad bean quesadillas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30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Beef massaman curry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11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Boston Baked beans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61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Cheesy cauliflower &amp; bacon gratin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67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Creamy leek risotto with bacon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355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Pandhai curry with apple &amp; fennel raita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147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Quick sausage stew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29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Red pepper, ham &amp; cheese tart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36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Rib of beef with carrot &amp; anise puree, braised shallots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151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Roast lamb studded with rosemary &amp; garlic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96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Serrano ham, olive, feta &amp; rocket platter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96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Breadcrumb pork with grilled aubergine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44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Caramalised red onion prosciutto &amp; mushroom tart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113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Chinese braised pork with spring onions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69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Creamy sausage &amp; rocket linguine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32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Ham &amp; ricotta pizza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30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Ham, pea &amp; mint pasties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62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Harissa lamb &amp; pepper kebabs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34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Hummus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10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Keema with peas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61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Lamb &amp; potato bake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2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Lamb, potato &amp; pea curry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2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Potato bravas with choritzo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60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Roasted Old Spot pork loin on creamed leeks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150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Rump of lamb, kidney, shallot puree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120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Spaghetti &amp; meatballs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39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Beaten loin of pork with artichoke &amp; courgettes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114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Best chorizo &amp; tomato salad in the world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67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Green bean minestrone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61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Hotdogs with sticky roasted onions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106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Lamb fricassee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6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Spiced barbecued lamb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94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Italian meatloaf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52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Italian pork patties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29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Italian toasties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29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Lamb chops with almond pesto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143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Mainated lamb steaks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3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Minestrone soup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143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Moroccan kofte with spicy tomato sauce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50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Pan fried veal fillet with wild mushrooms, asparagus</text:p>
            <text:p>&amp; wild garlic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112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Pitta pizza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33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Roast hogget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86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Greek style lamb with thyme &amp; lemon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100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Lemon &amp; rosemary pork with chickpea salad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39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Mini swedish meatballs with cranberry sauce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96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Miso steak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11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Picnic pie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52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Pork meatballs in red pepper sauce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31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Sausage &amp; courgette kebabs 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59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Seared steak with chimichurri sauce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112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Sticky pork &amp; radish noodles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2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Sticky sausage wraps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21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Summer lamb with fennel &amp; carrot salad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355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Tartines with blue cheese fig &amp; ham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97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Three-hour shoulder of lamb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10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Balsamic roasted sausages with red veg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35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Cheats carbonara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2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Cold meatloaf with squashed tomato salsa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96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Corn &amp; ham chowder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2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Courgette, ham &amp; ricotta tarts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2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Creamy linguine with ham, lemon &amp; basil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11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Imam baylidi with BBQ lamb &amp; tzatziki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65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Lamb &amp; apricot burgers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2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Lamb &amp; apricot meatballs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2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Mozarella &amp; salami ciabatta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31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Puff pizza tart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46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Quiche larraine frittata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47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Rack lamb with warm salad &amp; mixed beans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124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Slow roast pork with apples &amp; peppers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100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Sticky ribs with roast potato salad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44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Tomato &amp; chorizo acorda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143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Baked polenta with chilli-roasted tomatoes &amp; sausages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143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Carne con chilli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64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Chorizo with sweet potato &amp; chickpea puree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33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Classic Amatriciana bucatini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7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Greek lamb with potatoes &amp; olives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112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Herb &amp; lemon pork chops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90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Maple-glazed hot dogs with mustardy onions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2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Moroccan meatballs with eggs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112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One-pot roast pork chops with fennel &amp; potatoes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24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Roast sirloin of beef &amp; Port gravy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104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Sausage rolls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4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Smoky beef stew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4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Spiced lamb &amp; coconut pilaf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30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Sweet potato, chickpea &amp; choriz hash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33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All-day breakfeast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46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Big-batch Bolognese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47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Bolognese bake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47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Braised beef in honey &amp; soy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126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Cottage pie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43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Croque Madame with spinach salad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32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French onion sausage pot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33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Indian lamb with spiced pumpkin pickle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59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Lamb pilaf with with figs, pomegranate, feta &amp; pistachios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16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Lamb shanks braised in a yogurt sauce with basmati pilau withdill &amp; cardamon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151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Lamb with harissa sauce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2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Moroccan mince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47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Oven-cooked breakfeast frittata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46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Pork &amp; beef Bolognese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47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Quick steak &amp; mushroom stroganoff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39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Red thai meatball curry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30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Sausage &amp; bean one-pot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33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Spanish breakfeast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46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Spice-roasted lamb chops on a sweet potato bubble &amp; squeak cake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12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Sticky spiced lamb shanks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112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Three-hour pork belly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102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Asian-marinated pork steaks with rice noodle salad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199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Cornish pasties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202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Extra special lamb biryani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81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Ginger beer &amp; tgangerine glazed ham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105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Honey-mustard sausages with tomatoes &amp; eggs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175 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Pizza rustica all'Inglese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72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Roast fore rib of beef with beetroot &amp; horseradish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85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Roast pork with apple sauce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131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Slow roast shoulder of lamb with roasted garlic &amp; flageolet beans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205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Spiced Chinese pork with spring onions &amp;bok choi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76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Bacon &amp; egg tart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84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Beef stew with horseradish dumplings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55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Big ham salad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26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Bolognese bake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23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Easy beef with horseradish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27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Lamb tagine with quail's eggs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7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Lamb with thyme roasted potatoes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56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Pistachio &amp; cranberry pork pie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50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Pork schnitzel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32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Saddle of hogget with dauphinoise potatoes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116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Sausage, apple &amp; leek pie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2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Spicy mini meatloaves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40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Split pea &amp; green pea smoked ham soup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53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Sticky pork with cranberries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27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Tandori lamb skewers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32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Bean &amp; pasta stew with meatballs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42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Cabbage &amp; pork empanadas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63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Cavolo nerao &amp; pancetta tart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64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Cheeseburgers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106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Cornmeal pancakes with spiced pork &amp; avocado salsa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9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Crispy mongolian lamb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116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Croque Madame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22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Egg-free cheese &amp; bacon quiche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54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Greek lamb tray bake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42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Grilled pork with lemon &amp; thyme barley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47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Minced beef wellington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11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Naan bread pizza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2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Oven-baked leek &amp; bacon risotto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42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Pizza frittata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33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Pork &amp; noodle stir-fry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24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Quick italian toastie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22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Quick sausage subs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2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Ricotta, proscuitto &amp; pesto pizza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102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Roast pork belly with two sauces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72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Roast rack of lamb in irish stew consomme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134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Sausage casserole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2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Sausage meatballs wraps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2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Ultimate Shepherd's pie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50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Wild boar sausages with red onion &amp; rustic mash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133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Bacon, spinach &amp; gorgonzola pasta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40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Beef with peppercorn sauce &amp; saute potatoes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32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Chilli bean bake with soured cream mash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136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Country terrine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13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Garlic &amp; herb roast lamb on boulangere potatoes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120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Ham, artichoke &amp; basil risotto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53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Hotdog pasties with sticky onions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33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Lentil &amp; lamb moussaka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40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Meatballs with spaghetti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74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Mediterranean vegetables with lamb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52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Mini sausage croissants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124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Pesto, ham &amp; rocket pizza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32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Pork chop with asparagus, piquillo peppers &amp; potatoes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160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Sirloin with spiced butter, shallot salad &amp; roasted carrot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130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Gammon, egg &amp; chips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26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Lentil &amp; sausage casserole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52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Ham &amp; red onion salad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66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Bacon &amp; eggs on toast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42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Braised shoulder of lamb 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109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Honey &amp; za'atar-glazed spring lamb with garlic puree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144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Indian minced lamb skewers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30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Jamie's jerk lamb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80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John Torode's big burger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9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Meatballs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2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Minced lamb filo tarts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11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Mini prosciutto &amp; asparagus frittatas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147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Mozzarella &amp; chilli meatballs calzone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30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Mushroom &amp; sausage pasta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27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Pesto, mozzarella &amp; parma ham calzone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30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Rabbit with mustard &amp; bacon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12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Roast loin of pork with sage &amp; onion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11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Roasted sirloin of beef with salsa verde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100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Stir-fied lamb with peppers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50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Sauasage, bean &amp; cheese pasties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114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Bacon wrapped chicken drumsticks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70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Baked courgettes stuffed with spiced lamb &amp; tomato sauce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67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Beef cannelloni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11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Beef schnitzel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45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Cheese &amp; ham quesadillas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47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Club sandwich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30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Courgette, lemon &amp; chilli tagliatlle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3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Jamie's flash steak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76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Lamb chops with red pepper &amp; mint salsa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91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Mini pork pies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70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Paprika glazed ribs with spicy slaw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143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Parsee-styled lamb cutlets with tomato gravy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146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Pork &amp; sage sausage rolls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154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Sausage with quick onion gravy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26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Sticky sausage baguettes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26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The ultimate burger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56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Veal chops with sage &amp; creamy squash polenta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114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Beef &amp; black been skewers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26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Barbecue lamb &amp; courgette salad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76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Barbecued lamb with mint dressing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120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Barbecued fajita steak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106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Barbecued lamb cutlets with aioli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110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Barbecued sticky Chinese pork chops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74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Fettucine with beans &amp; pancetta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94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Five-spice beef &amp; sugar snap noodles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34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Indian spiced Shepherd's pie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2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Macaroni 4 cheese with bacon &amp; tomatoes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139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Moroccan style barbecued leg of lamb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15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Rosemary &amp; garlic lamb burgers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116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Scotch eggs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112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Serrano ham &amp; chicken croquettes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111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The ultimate makeover sausage rolls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54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Chorizo &amp; fried egg wraps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37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Chorizo, Caper &amp; rocket pizza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37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Chorizo rolls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102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Frazzled chorizo &amp; rocket linguine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37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Fruity lamb kebabs with chili mayo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26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Griddled steak sandwich with olive &amp; caper butter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2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Ham &amp; asparagus toad-in-the-hole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24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Lamb &amp; potato bake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7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Lamb steaks with artichoke salad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2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Lavender roast leg of lamb kebabs 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76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Lemon &amp; rosemary lamb kebabswith tahini aubergines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7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2">
          <table:table-cell office:value-type="string">
            <text:p>Morrocan-flavoured pasties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107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My BBQ ribs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116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Pat's pork &amp; apricot picnic pies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120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Skinny pepper, tomato &amp; ham omelette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44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Small, spicy Moorish kebabs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93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Stuffed pork medallions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8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Surf &amp; turf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29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Texas barbecue brisket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98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>
            <text:p>Thyme &amp; onion burgers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117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 table:number-rows-repeated="10483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des &amp; Salads" table:style-name="ta3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number-columns-repeated="1020" table:default-cell-style-name="Default"/>
        <table:table-row table:style-name="ro1">
          <table:table-cell office:value-type="string">
            <text:p>Buttered Spinach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83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Cabbage with Bacon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94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Carrot Puree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106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Creamed Potato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83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Potato Scones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52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Sesame Chutney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129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Texas cornbread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129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Tomato essence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130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Welsh onion cake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94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Buttered Spinach with feta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53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Carrot &amp; Couscous salad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52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Carrot &amp; cumin salad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118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Dauphinoise potatoes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97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Half-steamed purple sprouting brocolli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112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Herby brocolli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52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Melty leeks in butter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97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Mexican potaoes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53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New potatoes 'Lyonnaise'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112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Pea &amp; Potato crush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53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Roasted butternut squash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97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Spiced tomato rice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52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Arabic salad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106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Beetroot, toasted almond &amp; watercress salad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114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Bulghar wheat, basil &amp; pine nut salad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113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Carrot, radish &amp; chicory slaw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112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Courgettes with crisp cheese crumbs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41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Crunchy detox salad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44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Fennel, red onion &amp; cucumber salad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110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Golden potatoes &amp; onions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60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Green salad with summer herb dressing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112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Herby apricot quinoa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41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Mediterranean pepper salad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109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Perfect rice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104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Pickled radish &amp; cucumber salad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41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Simple caesar salad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110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Spiced chickpea dip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30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Spinach &amp; avocado salad with blue cheese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113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Spring green fattoush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66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Tartare potato salad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114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Thai herb &amp; bean salad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104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Avocado cream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76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Bacon potato salad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35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Cheese &amp; bacon tortilla pizza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35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Chopped salad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94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Green raita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94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Lemony potato salad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94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Paprika wedges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104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Pickled red onions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84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Ricotta toasts with rocket salsa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116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Smoky aubergine dip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96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Summer spice mix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110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Warm bacon and mushroom salad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35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Warm potato salad with caeser dressing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48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Aubergine &amp; pepper salad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100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Avocado &amp; chilli salad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50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Avocado with lime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114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Buttery baked corn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51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Creamed cheese broad beans &amp; garden peas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141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Cucumber &amp; fennel salad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51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Cucumber salad with poppy seeds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96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Feta bites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96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Garlic &amp; herb bulgur wheat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51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Green salad with beans &amp; walnut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97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Hot paprika potatoes with garlic mayo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114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Lemon &amp; coriander houmous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56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Orzo &amp; mozarella salad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56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Potato salad with bacon &amp; mustard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100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Roasted veg &amp; couscous salad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56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Spinach salad with honey dressing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114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Red Pepper houmous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31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Avacado salad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104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Bean, chickpea &amp; feta salad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27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Big chicken &amp; crouton salad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44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Big egg, bacon and bean salad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94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Chargrilled veg salad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64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Chicken &amp; olive caesar salad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26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Chicken and salsa bean salad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27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Minted courgette salad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116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Miso brown rice &amp; chicken salad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42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Salmon with new potato, corn salad</text:p>
            <text:p>&amp; basil dressing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40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Steak salad with blue cheese vinaigrette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40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Watermelon, prawn &amp; avacado salad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61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Carrot, olive &amp; lemon couscous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104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Celeriac &amp; carrot remoulade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52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Tangy roasted peppers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116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Artichoke &amp; olive dip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88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Crispy garlic &amp; rosemary potato slices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41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Crushed saffron potatoes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94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Dill cream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114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Easy caponata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88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Golden corn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28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Green beans with coconut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94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Grilled baby onions with cream &amp; basil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106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Harissa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62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Herb salsa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114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Homemade semi-dried tomatoes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45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Horseradish cream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104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Marinated aubergines &amp; rocket salad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41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Mini jacket potatoes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106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Pimientoes de Padron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60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Roasted tomatoes with peppers, garlic &amp; thyme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45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Roasted vine tomatoes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90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Rocket, mint &amp; broad bean salad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90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Smashed bean dip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48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Ten-minute stir-fry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41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Tomato &amp; mint salad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45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Warm runner bean salad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106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Autumn coleslaw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65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Braised red cabbage with apple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102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Colcannon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84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Iced banana shake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48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Jewelled rice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112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Lemon &amp; herb mascarpone sauce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35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Pickled pear relish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<text:s/>66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Potatoes cooked in bay-infused milk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102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Radish &amp; carrot salad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118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Spring onion mash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126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Bacon, sausage &amp; prune rolls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39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Ballymalloe cucumber pickle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128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Buttered peas &amp; leeks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48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Carrot &amp; star anise puree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48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Chili &amp; tangerine braised lentils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107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Christmas slaw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183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Chunky roast potatoes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44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Cranberry &amp; red wine sauce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42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Creamy potato &amp; shallot gratin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44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Garlic rice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76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Gravy for the Christmas turkey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40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Horseradish sauce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128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Make-ahead gravy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187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Mashed parsnip &amp; sprout colcannon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46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Mixed greens with sesame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98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Red cabbage with Bramley apple &amp; walnuts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46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Roasted beets with watercress &amp; horseradish apple sauce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105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Roasted cauliflower with garlic, bay &amp; lemon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107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Roasted Jerusalem artichokes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98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Roasted root vegetables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48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Roast garlic colcannon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131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Sausages &amp; cranberry stuffing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38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Savoy cabbage with almonds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48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Speedy horseradish apple sauce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105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Sprouts with chestnuts &amp; crisp pancetta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48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Squashed baby potatoes with rosemary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44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Sticky carrots with thyme &amp; honey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46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Swede &amp; parsnip bake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46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Sweet mustard &amp; dill mayonnaise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128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Traditional bread sauce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42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Welsh rarebit puff pastries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205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Wild rice, chestnut &amp; squash stuffing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38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Italian butter beans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37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Roasted herby mushrooms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37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Slow cooked red cabbage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120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Spicy potatoes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37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Sprouts with sesame &amp; spring onions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66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Cabbage with caraway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37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Caramelised shallots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118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Couscous with raisins, pine nuts &amp; green olives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68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Creamy mash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118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Gujarati cabbage with coconut &amp; potato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62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Hot betroot salad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37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Jacket potatoes with home-baked beans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48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Marinated olives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102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Mixed salad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102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New potatoes with cornichons &amp; creams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114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Pear, walnut,&amp; halloumi salad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135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Roasted carrots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118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Root vegetable mash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37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Spiced cauliflower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53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Stir-fried noodles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116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Tomato salad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102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Warm cauliflower salad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53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Warm chicken liver salad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49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Broccoli with fried onion &amp; garlic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37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Cheesy popcorn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44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Honey glazed roast carrots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120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Peas &amp; beans with pancetta &amp; mint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120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Potato &amp; radish salad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37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Speedy guacamole with nachos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44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Spinach &amp; shallot salad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108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Stir-fried greens in oyster sauce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115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Stir-fried noodles &amp; beansprouts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37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Warm new potatoes with cured ham &amp; chives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86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Broad bean &amp; courgette salad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71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Brocolli &amp; cauliflower cheese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118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Brocolli with a crunch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108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Butter braised peas, lettuce &amp; mint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62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Buttery couscous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78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Cheese &amp; onion rarebit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42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Cider fondant potatoes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118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Green beans with shallots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118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Harissa sweet potato wedges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38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New potato &amp; frisee salad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100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Potato &amp; green bean salad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80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Puy lentil, spiced roast carrot &amp; feta salad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36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Sesame grilled asparagus rafts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66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Spinach &amp; walnut salad with bue cheese dressing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38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Stoved potatoes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108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Warm salad of asparagus, bacon, duck egg &amp; hazelnuts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108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Yogurt &amp; spice-crusted roast potatoes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104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Cannellini bean, cherry tomato &amp; red onion salad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43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Corn with coriander butter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43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Couscous with pine nuts, coriander &amp; raisins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43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Crab &amp; asparagus salad with chilli &amp; lime dressing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54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Garden salad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91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Green beans with shallots, garlic &amp; toasted almonds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110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Layered salad with Parmesan croutons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70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Mint, lime &amp; cucumber salad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94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Pea &amp; radish salad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114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Roasted fennel with tomatoes olives &amp; potatoes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91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Roasted pepper, tuna &amp; olive salad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38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Salmon &amp; soya bean salad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58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Salsa picante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76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Smashed rosemary potatoes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110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A seasonal salad of butter beans, griddled courgettes, roast red peppers &amp; chorizo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60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Beef &amp; rocket salad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59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Broad beans &amp; peas with mint butter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102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Carrot &amp; sugar snap salad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41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Creamy bean dip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26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Crisp salad with a creamy vinaigrette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108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Great guacamole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106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Green bean &amp; mustard pickle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116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Halloumi, walnut &amp; frisee lettuce salad with nigella seed vinaigrette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19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Herb roasted new potatoes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102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Lighter chicken caesar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59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Mediterranean salad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59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Mexican chopped salad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106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New potato &amp; sundried tomato salad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120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Salad Lyonnaise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122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Salsa verde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84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Simple mashed <text:s/>black beans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106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Sizzled onions &amp; peppers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107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Spinach with raisins, pine nuts &amp; breadcrumbs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41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Tapenade twists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102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Tomato &amp; melon salad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120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Tomato, watermelon, &amp; feta salad with mint dressing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41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Zingy salmon &amp; brown rice salad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26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Antipasti peach platter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86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Bonbay potato &amp; spinach pies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111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Choriz &amp; soft-boiled egg salad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23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Chunky barbecue potato slices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88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Crostini with pea puree, rocket &amp; braod beans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9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Cucumber &amp; coriander G&amp;T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146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healthy barbecues chili duck &amp; pineapple salad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102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Hot chicken salad with sweet mustard dressing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135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Italian bean &amp; olive salad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88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Japanese salad with ginger soy dressing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64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Lemongrass braised cherry tomtatoes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18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Mediterranean fig &amp; mozarella salad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64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Mini vegetable frittats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118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Nectarine salad with goat's cheese toasts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57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Open prawn cocktail sandwich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46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Prawn bruschetta skewers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86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2">
          <table:table-cell office:value-type="string">
            <text:p>Spiced chili popcorn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46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1">
          <table:table-cell office:value-type="string">
            <text:p>Vietnamese prawn &amp; noodle salad with crispy shallots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64</text:p>
          </table:table-cell>
          <table:table-cell office:value-type="string">
            <text:p>Sides &amp; Salads</text:p>
          </table:table-cell>
          <table:table-cell table:number-columns-repeated="1020"/>
        </table:table-row>
        <table:table-row table:style-name="ro4" table:number-rows-repeated="104832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ish" table:style-name="ta4">
        <office:forms form:automatic-focus="false" form:apply-design-mode="false"/>
        <table:table-column table:style-name="co9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2">
          <table:table-cell office:value-type="string">
            <text:p>Bigoli in anchovy sauce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86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Cod &amp; prawn parcels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26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Cod with parsley sauce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136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Crab &amp; citrus salad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82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Crunchy asian cabbage prawn salad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55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Fish cakes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23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Fish pie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35</text:p>
          </table:table-cell>
          <table:table-cell office:value-type="string">
            <text:p>Fish</text:p>
          </table:table-cell>
          <table:table-cell office:value-type="string">
            <text:p>Sauce was very good</text:p>
          </table:table-cell>
          <table:table-cell/>
          <table:table-cell office:value-type="string">
            <text:p>4 stars</text:p>
          </table:table-cell>
          <table:table-cell table:number-columns-repeated="1017"/>
        </table:table-row>
        <table:table-row table:style-name="ro1">
          <table:table-cell office:value-type="string">
            <text:p>Grilled mackerel with herb horseradish cream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121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Grilled salmon witrh chilli glaze 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43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Normandy fish stew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52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Oriental Cod &amp; Vegetables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26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Salmon with warm chickpea, pepper &amp; spinach salad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29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Stuffed baked trout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11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Tuna arrabiatta pasta gratin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24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Cheese souffle with scrambled eggs &amp; smoked salmon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116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Grilled mackerel with orange, chilli &amp; watercress salad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43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Hot smoked salmon &amp; potato salad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102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Hot smoked salmon &amp; lentil salad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36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Lobster &amp; smoked salmon choux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149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One pan prawn &amp; tomato curry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118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Prawn &amp; chorizo frittata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33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Roasted salmon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112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Smoked haddock &amp; leek risotto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35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Spanish seafood rice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41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Steamed sea bass with black bean sauce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47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Asparagus &amp; crab salad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64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Griddled salmon with spring onion salad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68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Grilled fish with new potato, red pepper &amp; olive salad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44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Lemon sole with sorrel sauce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70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Lobster with butter &amp; sorrel sauce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151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Mussels in spiced broth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102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New England clam chowdrey with crunchy breadcrumbs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154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Ragout of crayfish with girolles &amp; fregola pasta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153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Sashimi tuna with lemongrass pesto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150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Seafood macaroni cheese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148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Seatrout with goat's cheese, almond stuffing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154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Souffle crab &amp; asparagus tart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114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Spaghetti with seafood veloute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124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Spiced trout with sweet potato chips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32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Thai prawn, ginger and spring onion stir-fry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67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Warm trout, sweet potato &amp; spinach salad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32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Crab cakes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145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Glazed salmon with green beans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30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Grilled lemon sole with lemon sauce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72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Grilled sardines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16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Halibut with lychee &amp; cashew nut salad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114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Poached fillet of haddock with crayfish bisque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146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Rude boy fish pie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145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Salmon &amp; egg wraps with mustard mayo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104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Seared tuna with celeriac remoulade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143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Summer fish stew with quick rouille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118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Tagliarini with sea bass, clams, mussels &amp; shrimps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141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Vietnamese prawn salad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41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Baby squid &amp; potato salad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149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Baked sea bream with tomatoes &amp; coriander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110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Crisp spiced fish fingers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35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Cumin &amp; sumac-crusted barramundi with avacado houmous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151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Garlic prawns with parsley &amp; lemon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97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Hot-smoked trout &amp; mustard salad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31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Pan-fried sea trout, peas &amp; chorizo fricassee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122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Poached plaice with shrimp butter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149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Prawn bruschetta with lemony fennel salad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41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Prawn sweet chilli noodle salad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56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Roasted red pepper &amp; tuna salad with sherry vinegar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97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Shelfish with seaweed butter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146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Baby squid stuffed with chorizo &amp; feta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141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5">
          <table:table-cell office:value-type="string">
            <text:p>Baked sea bass with fennel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63</text:p>
          </table:table-cell>
          <table:table-cell office:value-type="string">
            <text:p>Fish</text:p>
          </table:table-cell>
          <table:table-cell table:style-name="ce1" office:value-type="string">
            <text:p>I like roasted black olives</text:p>
            <text:p>The roasted olives &amp; fenel combined very well together</text:p>
            <text:p>The fish needs to be de-scaled &amp; gutted</text:p>
          </table:table-cell>
          <table:table-cell/>
          <table:table-cell office:value-type="string">
            <text:p>4 stars</text:p>
          </table:table-cell>
          <table:table-cell table:number-columns-repeated="1017"/>
        </table:table-row>
        <table:table-row table:style-name="ro2">
          <table:table-cell office:value-type="string">
            <text:p>Bream cooked en papillote with garlic, chilli &amp; rosemary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76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Chermoula-marinated mackerel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104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Crab tartlet with corn salsa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145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Creamy cucumber with gravadiax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62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Grilled megrim with garlic, parsley &amp; mint butter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78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Grilled sardine, walnut &amp; olive salad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76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Mackerel tagine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78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Mediterranean fish stew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117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Prawn, pea &amp; lemon pasta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33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Salmon &amp; ginger fish cakes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30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Seared monkfish with hazelnut dukkah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141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Smoked haddock rarebit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30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Smoked haddock, spring onion &amp; saffron tart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96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Braised lemondgrass-skewered plaice with creamy tarragon sauce &amp; spinach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140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Gingery prawn noodle soup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29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Monkfish goujons with romsesco sauce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143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One-pan prawn Pad Thai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29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Oysters with shallot vinegar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142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Paprika rice with prawns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109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Peppered mackerel fish cakes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25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Rigatoni with spiced prawns, tomatoes &amp; chorizo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76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Roasted salmon, pepper &amp; broad bean salad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110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Salmon coulibiac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114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Tandoori spiced sea brean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94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Thai fish soup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64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Easy paella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29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Fish tacos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149 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Hot &amp; sour broth with prawns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114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Poached mackerel pockets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138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Prawn &amp; cod cakes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41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Prosciutto &amp; pesto fish gratin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34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Seafood, chickpeak &amp; chorizo rice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29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Smoked mackerel with herb and beet couscous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30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Sole goujons with Thai sauce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98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Super-fast Pad Thai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15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Fish couscous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70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Spice-crusted salmon with sauteed potatoes &amp; spinach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120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Spicy beer-battered fish &amp; spicy mint chutney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199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Smoked trout pate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77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Classic kedgeree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54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Homemade fishfinger sandwich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35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Lobster pithivier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115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Roast fillet of sea bass with parsnip puree 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98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Salmon &amp; watercress parcels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40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Salmon pudding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88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Smoked mackerel, orange &amp; couscous salad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28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Smoked salmon with lentil salad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72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Crab linguine with Chillie &amp; parsley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122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Pan-fried salmon with watercress, polenta croutons &amp; capers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112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Prawn massaman curry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136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Salmon &amp; soft cheese baguette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33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Singapore noodles with shrimps &amp; chinese cabbage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65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South indian fish sandwich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134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Spaghetti with sardines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29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Steamed fish &amp; pak choi parcels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48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Thai-style moules in coconut milk &amp; coriander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133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Tuna fish cake Nicoise salad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24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Bang bang prawn salad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30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Scampi with chunky chips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26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Creamy prawn &amp; spring vegetable pot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136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Creamy spiced mussels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21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Crunchy tuna pitta pockets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44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Mini smoked haddock omelettes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108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Mussels &amp; tomato stew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160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Parcel-poached salmon with herby mayonnaise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116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Prawn cocktail squares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125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Salmon with greens &amp; crème fraiche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28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Salmon with leeks &amp; parsnip mash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52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Salmon with pea crush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52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Smoked salmon omelette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67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Spider crab gratin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155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Spring fish pie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106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Tuna empanada pie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40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Tuna with soy, ginger &amp; chilli glaze with bok choi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159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Baked sardines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141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Creamy seafood stew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31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Fillet of mackerel, shaved fennel salad &amp; soy glaze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74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Hot &amp; sour prawn &amp; peanut salad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143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Peppered mackerel, new potato &amp; watercress salad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29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Salmon &amp; broccoli lattice tarts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24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Salmon &amp; watercress quiche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102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Salmon baked with juniper &amp; lemon thyme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21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Smoked haddock &amp; new potato soup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68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Steamed fish cantonese style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147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Thai prawn, potato &amp; vegetable curry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112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Crunchy fish goujons with skinny chips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31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Indonesian fried rice with mackerel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28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Leek &amp; smoked salmon tart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146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Prawn chow mein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33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Prawn cocktail rolls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47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Salmon &amp; asparagus pesto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54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Salt &amp; pepper squid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122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Steamed lemon tilapia with teriyaki sauce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50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Spaghetti with crab, cherry tomatoes &amp; basil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53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Summer fish pie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119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Spiced cocoa-rubbed fish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145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Andalucian shrimp &amp; spring onion fritters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110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Clam, chorizo &amp; white bean stew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92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Crab cakes with dill mayonnaise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92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Hot tea-smoked trout with new potato &amp; rocket salad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92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King prawn fritters with romesco sauce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141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Kung pro prawns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35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Mackerel with sizzled garlic, ginger &amp; tomatoes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38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Baked Mediterranean fish &amp; couscous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49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Parmesan crusted halibut, sag aloo &amp; lime emulsion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143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Prawn, dill &amp; cucumber pasta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59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Salmon with harissa crust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24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Smoked trout fish cakes with mushy peas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24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Vietnamese seafood salad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50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Potted trout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120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Chickpea &amp; mackerel salad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32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Mackerel with gooseberry sauce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71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Fragrant courgette &amp; prawn curry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80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Fragrant fish tagine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110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Fried herring with oats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133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Griddled courgette &amp; seafood lasagne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48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Kedgeree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133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Lemony prawn pasta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35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Lime &amp; ginger salmon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48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Lobster, avocado, &amp; pink grapefruit salad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133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Steamed scallops with Sherry &amp; soy dressing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73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Pea &amp; mint risotto with salmon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30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Prawn &amp; broccoli Asian omelette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35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Prawn tacos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26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Saucy prawns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35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Skewered sardines with tartare dressing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98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2">
          <table:table-cell office:value-type="string">
            <text:p>Smoky chermoula salmon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98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>
            <text:p>Tuna melt pizza baguettes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29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4" table:number-rows-repeated="104838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egetarian" table:style-name="ta5">
        <office:forms form:automatic-focus="false" form:apply-design-mode="false"/>
        <table:table-column table:style-name="co11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number-columns-repeated="1021" table:default-cell-style-name="Default"/>
        <table:table-row table:style-name="ro1">
          <table:table-cell office:value-type="string">
            <text:p>Black bean chilli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26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Bombay cakes with coriander &amp; mint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136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Calzone with greens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54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Cauliflower fritters 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53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Chana chat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128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Creamy goat's cheese with chives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78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Leek &amp; goat's cheese tartlets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50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Macaroni cheese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110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Malfatti di bietola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133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Moroccan mushrooms with couscous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27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Mumbai potato wraps 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28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Pasta with garlicy greens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56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Spicy pepper pasta gratin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24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Spinach, carrot &amp; potato pakoras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128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Tender braised leeks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51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Tomato risotto</text:p>
          </table:table-cell>
          <table:table-cell table:style-name="ce2" office:value-type="date" office:date-value="2010-02-01">
            <text:p>Feb-10</text:p>
          </table:table-cell>
          <table:table-cell office:value-type="string">
            <text:p>Page 130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Arichoke &amp; broadbean tart 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103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Artichoke &amp; pepper tart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36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Asparagus coconut crepes 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80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Borscht beetroot soup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154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Cauliflower &amp; potato curry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68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Chard, sweet potato &amp; peanut stew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89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Cheese &amp; onion bagel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30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Courgette &amp; lemon linguine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32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Cream of cauliflower soup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69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Grilled aubergines with spicy chickpeas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63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Mushroom &amp; chickpea burgers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40</text:p>
          </table:table-cell>
          <table:table-cell office:value-type="string">
            <text:p>Vegetarian</text:p>
          </table:table-cell>
          <table:table-cell office:value-type="string">
            <text:p>perfect with "salsa picante", April 2010</text:p>
          </table:table-cell>
          <table:table-cell table:number-columns-repeated="1019"/>
        </table:table-row>
        <table:table-row table:style-name="ro1">
          <table:table-cell office:value-type="string">
            <text:p>Mushroom parcels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148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Mushroom rarebit with mash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78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Pea, mint &amp; spring onion soup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110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Spiced rice &amp; beans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62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Super-veg pasta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42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Sweet potato &amp; ginger parcels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9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Veggie thai red curry</text:p>
          </table:table-cell>
          <table:table-cell table:style-name="ce2" office:value-type="date" office:date-value="2010-04-01">
            <text:p>Apr-10</text:p>
          </table:table-cell>
          <table:table-cell office:value-type="string">
            <text:p>Page 120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Artichoke &amp; roasted pepper omelette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51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Asparagus with dippinjg sauces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63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Aubergine &amp; black bean stir-fry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29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Chickpea &amp; roasted veg tagine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49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Emmental &amp; onion tart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148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Lentil &amp; lemon fettucine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50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Pea risotto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62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Pepper pissaladiere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83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Potato, taleggio &amp; spinach tart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112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Watercress &amp; Pear soup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154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Rocket &amp; courgette soup with</text:p>
            <text:p><text:s/>goat's cheese croutons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83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6">
          <table:table-cell table:style-name="ce1" office:value-type="string">
            <text:p>Sauteed asparagus, toasted almonds</text:p>
            <text:p>&amp; manchego cheese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116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Savoy cabbage parcels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148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Slow roasted tomato &amp; gruyere tart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110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Smoky butter beans &amp; greens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50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Spinach &amp; ricotta gnocchi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49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Spring veg tagliatelle with lemon &amp; chive sauce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43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Tortellini &amp; pesto minestrone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33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Vegan tomato &amp; mushroom pancakes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17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Warm goat's cheese salad</text:p>
          </table:table-cell>
          <table:table-cell table:style-name="ce2" office:value-type="date" office:date-value="2010-05-01">
            <text:p>May-10</text:p>
          </table:table-cell>
          <table:table-cell office:value-type="string">
            <text:p>Page 149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Beetroot gnocchi with butter, orange sauce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141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Braised summer vegetable pisto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74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Broad beans with parsley, feta &amp; almonds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58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Cheesy baked courgettes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48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Courgette gratin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68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Garden veg pasta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30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Giant couscous &amp; aubergine salad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48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Mediterranean stuffed peppers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27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Sicillian aubergine, pine nut &amp; raisin fusilli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76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Spinach &amp; ricotta cannelloni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43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Sweet potato falafels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40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Sweetcorn fritters with slow cooked tomatoes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76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Vegetable chips</text:p>
          </table:table-cell>
          <table:table-cell table:style-name="ce2" office:value-type="date" office:date-value="2010-06-01">
            <text:p>Jun-10</text:p>
          </table:table-cell>
          <table:table-cell office:value-type="string">
            <text:p>Page 52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Artichokes &amp; herby olive sauce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135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Cheesy bean burgers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26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Cheesy courgette pizza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59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Corn, cheese &amp; chilli empanadas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114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Creamy pea &amp; watercress pasta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33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Fennel &amp; roast tomato lasagne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74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Griddled glazed vegetable kebabs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50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Halloumi &amp; mushroom skewers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100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Miso broth with seaweed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76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Red onion tarte tatin with goat's cheese cream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76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Spaghetti omelette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28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Spiced vegetable pilaf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41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Tomato consomme with lancashire cheese </text:p>
          </table:table-cell>
          <table:table-cell table:style-name="ce2" office:value-type="date" office:date-value="2010-07-01">
            <text:p>Jul-10</text:p>
          </table:table-cell>
          <table:table-cell office:value-type="string">
            <text:p>Page 80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Aubergine &amp; chickpea curry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67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Baked feta with chilli &amp; oregano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116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Fennel with orange &amp; pinenut stuffing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72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Fried green tomato with ripe tomato salsa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81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Honeyed figs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16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Marinated beetroot with grilled goat's cheese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137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Ploughman's cheese &amp; tomato pockets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94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Ravioli with ricotta &amp; hazelnut filling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74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Roast aubergine with goat's cheese 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41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Stuffed tomatoes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56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Summer pea pasta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33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Tomato tart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55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Watercress soup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72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Watermelon with dukkah dip</text:p>
          </table:table-cell>
          <table:table-cell table:style-name="ce2" office:value-type="date" office:date-value="2010-08-01">
            <text:p>Aug-10</text:p>
          </table:table-cell>
          <table:table-cell office:value-type="string">
            <text:p>Page 103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Baked cheesy bean burritos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30</text:p>
          </table:table-cell>
          <table:table-cell office:value-type="string">
            <text:p>Vegetarian</text:p>
          </table:table-cell>
          <table:table-cell table:style-name="ce2"/>
          <table:table-cell table:number-columns-repeated="1019"/>
        </table:table-row>
        <table:table-row table:style-name="ro1">
          <table:table-cell office:value-type="string">
            <text:p>Cheesy spinach bake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48</text:p>
          </table:table-cell>
          <table:table-cell office:value-type="string">
            <text:p>Vegetarian</text:p>
          </table:table-cell>
          <table:table-cell table:style-name="ce2"/>
          <table:table-cell table:number-columns-repeated="1019"/>
        </table:table-row>
        <table:table-row table:style-name="ro1">
          <table:table-cell office:value-type="string">
            <text:p>Chilled melon soup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70</text:p>
          </table:table-cell>
          <table:table-cell office:value-type="string">
            <text:p>Vegetarian</text:p>
          </table:table-cell>
          <table:table-cell table:style-name="ce2"/>
          <table:table-cell table:number-columns-repeated="1019"/>
        </table:table-row>
        <table:table-row table:style-name="ro1">
          <table:table-cell office:value-type="string">
            <text:p>Courgette &amp; basil pasta with pesto crumbs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90</text:p>
          </table:table-cell>
          <table:table-cell office:value-type="string">
            <text:p>Vegetarian</text:p>
          </table:table-cell>
          <table:table-cell table:style-name="ce2"/>
          <table:table-cell table:number-columns-repeated="1019"/>
        </table:table-row>
        <table:table-row table:style-name="ro1">
          <table:table-cell office:value-type="string">
            <text:p>Creamy garlic potatoes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66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Creamy tomato soup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45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Favourite pasta salad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48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Gnocchi with lemon &amp; chive pesto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26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Mushroom &amp; thyme risotto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36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Pasta with pesto &amp; fresh herbs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77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Poblano &amp; potato tacos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62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Ratatouille with goat's cheese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38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Refried bean quesadillas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30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Spiced scrambled eggs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45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Spiced squash pasta with lime pickle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78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Spinach samosas with Indian salad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37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Sweetcorn &amp; avocado wraps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84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Whole spelt &amp; squash risotto</text:p>
          </table:table-cell>
          <table:table-cell table:style-name="ce2" office:value-type="date" office:date-value="2010-09-01">
            <text:p>Sep-10</text:p>
          </table:table-cell>
          <table:table-cell office:value-type="string">
            <text:p>Page 69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All-day veggie breakfeast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46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Avocado bagel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48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Baked pumpkin with cream &amp; onions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62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Carrot houmous with pitta dippers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52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Cauliflower soup with Gorgonzola &amp; pickled pear relish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66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Diggy egg with Marmite soldiers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48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Fast spinach soup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32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Hot veggie curry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46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Indian butternut squash curry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40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Mushroom &amp; mascarpone pizzas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35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Oyster mushroom &amp; tofu laksa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149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Pear, chicory &amp; blue cheese salad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76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Quinoa tabbouleh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141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Roasted squash risotto with Wensleydale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61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Sandwiches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120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Spicy mushroom &amp; broccoli noodles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32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Spinach houmous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112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Squash, orange &amp; barley salad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62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Stir-fry vegetarian pad Thai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151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Thai green veggie curry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46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Thai pumpkin soup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56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Vegetable curry</text:p>
          </table:table-cell>
          <table:table-cell table:style-name="ce2" office:value-type="date" office:date-value="2010-10-01">
            <text:p>Oct-10</text:p>
          </table:table-cell>
          <table:table-cell office:value-type="string">
            <text:p>Page 46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Butter-puff celeriac pastry wraps with wild mushroom sauce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82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Cheeseboard macaroni bake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194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Courgette &amp; herb risotto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204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Easy cheese fondue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187 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Pesto &amp; tomato pasta with crispy crumbs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185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Spicy beans with scrambled eggs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199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Squash &amp; sage pithivier</text:p>
          </table:table-cell>
          <table:table-cell table:style-name="ce2" office:value-type="date" office:date-value="2010-12-01">
            <text:p>Dec-10</text:p>
          </table:table-cell>
          <table:table-cell office:value-type="string">
            <text:p>Page 51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Celery, apple &amp; walnut salad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90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Veggie wellington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117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Couscous with caramelised onions &amp; raisins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78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Fennel &amp; chestnut loaf with cranberry relief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11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Festive squash jalousie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61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Indian potato pie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59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Burmese spicy cabbage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13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Lemony mushroom pilaf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35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Mexican veggie wraps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24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Quesadillas with black beans &amp; tomato salsa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84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Red cabbage salad with caraway seeds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90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Roasted chestnut &amp; herb pesto pasta</text:p>
            <text:p>with mushrooms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60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Roasted green peppers &amp; aubergine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80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Roasted veggie &amp; citrus couscous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28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Root vegetables with elderflower &amp; lemon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90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Salad of nordic herbs &amp; ancient grains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90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Spiced pepper pilafs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38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Squash &amp; sage pasta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24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Vegetable stew with herby dumplings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58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Walnut &amp; pesto pasta</text:p>
          </table:table-cell>
          <table:table-cell table:style-name="ce2" office:value-type="date" office:date-value="2011-01-01">
            <text:p>Jan-11</text:p>
          </table:table-cell>
          <table:table-cell office:value-type="string">
            <text:p>Page 24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Artichoke, olive &amp; caper pizza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102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Baked butternut squash, chickpeas &amp; green chilli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68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Baked cheese with quick walnut bread &amp; pears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78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Individual ricotta &amp; mushroom lasagnes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66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Lentil ragu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106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Pasta pesto with feta &amp; olives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33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Pea &amp; mint pasta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26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Potato pancakes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100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Quick cauliflower cheese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53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Shallot tart tatin with goat's cheese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78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Simple pizza base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102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Spinach, blue cheese &amp; walnut pizza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102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Sun-dried tomato &amp; rosemary palmiers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18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Tex-Mex burrito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28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Thai coconut &amp; veg broth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42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The classic pancake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96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Wild mushroom &amp; mascarpone pizza</text:p>
          </table:table-cell>
          <table:table-cell table:style-name="ce2" office:value-type="date" office:date-value="2011-03-01">
            <text:p>Mar-11</text:p>
          </table:table-cell>
          <table:table-cell office:value-type="string">
            <text:p>Page 102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Artichoke, red onion &amp; rosemary risotto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53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Cajun roasted veggies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30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Comte cheese souffle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67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Cream cheese &amp; cucumber fingers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125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Egg mayo &amp; watercress rolls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125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Halloumi with chickpea &amp; couscous salsa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27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Herby chickpea balls with tomato sauce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28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Lockets savoury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80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Persian cauliflower kuku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72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Persian rice with sour cherries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71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Puy lentil, goat's cheese &amp; olive burgers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70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Ricotta, tomato &amp; spinach frittata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51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Spiced indian potato wraps</text:p>
          </table:table-cell>
          <table:table-cell table:style-name="ce2" office:value-type="date" office:date-value="2011-04-01">
            <text:p>Apr-11</text:p>
          </table:table-cell>
          <table:table-cell office:value-type="string">
            <text:p>Page 54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Chickpea , tomato &amp; spinach curry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58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Creamy tagliatelle with fennel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34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Herby mushrooms on toast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42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Italian style stuffed aubergines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35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Mushroom &amp; goat's cheese calzone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30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New potato, spring onion &amp; Montgomery cheddar quiche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68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Pasta with peas &amp; crème fraiche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24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Peanut butter, banana &amp; honey on toast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42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Risotto with peas &amp; broad beans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71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Roasted tomato, mozzarella &amp; rocket on toast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42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Romano peppers stuffed with paneer &amp; peas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104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Spaghetti with raw tomatoes &amp; peppers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141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Spiced pea &amp; potato rolls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37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Spicy baby aubergine stew with coriander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78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Spinach &amp; ricotta calzone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30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Onion tart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56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Turkish one-pan eggs &amp; peppers</text:p>
          </table:table-cell>
          <table:table-cell table:style-name="ce2" office:value-type="date" office:date-value="2011-05-01">
            <text:p>May-11</text:p>
          </table:table-cell>
          <table:table-cell office:value-type="string">
            <text:p>Page 76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Carrot &amp; houmous roll-ups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47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Chickpea &amp; coriander burgers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51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Courgette &amp; orzo bake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66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Egg mayo &amp; watercress wraps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47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Gnocchi with courgette, mascarpone &amp; spring onion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32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Griddled courgettes with pine nuts &amp; feta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67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Herby pesto, bean &amp; potato pasta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38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Lucy's breakfast sausage 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74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Massaman curry of new potatoes, cauliflower,</text:p>
            <text:p>chickpeas &amp; green beans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75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Roasted veggie club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30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Sweet &amp; sour lentil dahl with grilled aubergine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52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Tofu &amp; vegetable patties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9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Tomato &amp; mascarpone pasta bake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38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True Neapolitan pizza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141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Wild garlic mash with grilled asparagus &amp; puy lentils</text:p>
          </table:table-cell>
          <table:table-cell table:style-name="ce2" office:value-type="date" office:date-value="2011-06-01">
            <text:p>Jun-11</text:p>
          </table:table-cell>
          <table:table-cell office:value-type="string">
            <text:p>Page 74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Cheese &amp; tomato pasta bake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117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Courgette, broccoli &amp; gremolata pasta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30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Double cheese &amp; onion souffle tart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74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Goat's cheese &amp; red onion tart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143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Mushroom, spinach &amp; new potato filo pie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49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Portobello &amp; blue cheese melts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28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Salad potato griddle cakes with olives &amp; poached eggs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84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Summer vegetable carpaccio with Horseradish dressing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82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Tofu, pea &amp; potato frittata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53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Tofu &amp; spinach canneloni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53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Veggie rice pot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37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Warm roasted squash &amp; harissa couscous</text:p>
          </table:table-cell>
          <table:table-cell table:style-name="ce2" office:value-type="date" office:date-value="2011-07-01">
            <text:p>Jul-11</text:p>
          </table:table-cell>
          <table:table-cell office:value-type="string">
            <text:p>Page 59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Cauliflower &amp; cheese fritters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101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Cheesy eggy bread with chunky salad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38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Crispy cheese &amp; guacamole tortillas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38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Falafel wraps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29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2">
          <table:table-cell office:value-type="string">
            <text:p>Goat's cheese &amp; shallot tarte Tatin with salad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137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Pasta with tomato &amp; hidden veg sauce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49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Roasted tomato&amp; cheddar rice with garden salad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38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Spicy bean wraps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32Page 29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Spicy veg burgers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26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Stuffed sweet peppers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32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Summer picnic loaf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32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Summer vegetable curry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48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1">
          <table:table-cell office:value-type="string">
            <text:p>Tomato &amp; goat's cheese couscous</text:p>
          </table:table-cell>
          <table:table-cell table:style-name="ce2" office:value-type="date" office:date-value="2011-08-01">
            <text:p>Aug-11</text:p>
          </table:table-cell>
          <table:table-cell office:value-type="string">
            <text:p>Page 32</text:p>
          </table:table-cell>
          <table:table-cell office:value-type="string">
            <text:p>Vegetarian</text:p>
          </table:table-cell>
          <table:table-cell table:number-columns-repeated="1020"/>
        </table:table-row>
        <table:table-row table:style-name="ro4" table:number-rows-repeated="104832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tarters &amp; Soups" table:style-name="ta8">
        <office:forms form:automatic-focus="false" form:apply-design-mode="false"/>
        <table:table-column table:style-name="co12" table:default-cell-style-name="Default"/>
        <table:table-column table:style-name="co5" table:number-columns-repeated="1023" table:default-cell-style-name="Default"/>
        <table:table-row table:style-name="ro1">
          <table:table-cell office:value-type="string">
            <text:p>Chestnut &amp; chorizo soup with sweet smoked paprika</text:p>
          </table:table-cell>
          <table:table-cell table:style-name="ce3" office:value-type="date" office:date-value="2010-12-01">
            <text:p>Dec-10</text:p>
          </table:table-cell>
          <table:table-cell office:value-type="string">
            <text:p>Page 205</text:p>
          </table:table-cell>
          <table:table-cell office:value-type="string">
            <text:p>Starters &amp; Soups</text:p>
          </table:table-cell>
          <table:table-cell table:number-columns-repeated="1020"/>
        </table:table-row>
        <table:table-row table:style-name="ro1">
          <table:table-cell office:value-type="string">
            <text:p>Clementine, feta &amp; winter leaf salad</text:p>
          </table:table-cell>
          <table:table-cell table:style-name="ce3" office:value-type="date" office:date-value="2010-12-01">
            <text:p>Dec-10</text:p>
          </table:table-cell>
          <table:table-cell office:value-type="string">
            <text:p>Page 34</text:p>
          </table:table-cell>
          <table:table-cell office:value-type="string">
            <text:p>Starters &amp; Soups</text:p>
          </table:table-cell>
          <table:table-cell table:number-columns-repeated="1020"/>
        </table:table-row>
        <table:table-row table:style-name="ro1">
          <table:table-cell office:value-type="string">
            <text:p>Creamy smoked salmon, leek &amp; potato soup</text:p>
          </table:table-cell>
          <table:table-cell table:style-name="ce3" office:value-type="date" office:date-value="2010-12-01">
            <text:p>Dec-10</text:p>
          </table:table-cell>
          <table:table-cell office:value-type="string">
            <text:p>Page 34</text:p>
          </table:table-cell>
          <table:table-cell office:value-type="string">
            <text:p>Starters &amp; Soups</text:p>
          </table:table-cell>
          <table:table-cell table:number-columns-repeated="1020"/>
        </table:table-row>
        <table:table-row table:style-name="ro1">
          <table:table-cell office:value-type="string">
            <text:p>Mushroom butter on toast</text:p>
          </table:table-cell>
          <table:table-cell table:style-name="ce3" office:value-type="date" office:date-value="2010-12-01">
            <text:p>Dec-10</text:p>
          </table:table-cell>
          <table:table-cell office:value-type="string">
            <text:p>Page 34</text:p>
          </table:table-cell>
          <table:table-cell office:value-type="string">
            <text:p>Starters &amp; Soups</text:p>
          </table:table-cell>
          <table:table-cell table:number-columns-repeated="1020"/>
        </table:table-row>
        <table:table-row table:style-name="ro1">
          <table:table-cell office:value-type="string">
            <text:p>Pea &amp; mint soup</text:p>
          </table:table-cell>
          <table:table-cell table:style-name="ce3" office:value-type="date" office:date-value="2010-12-01">
            <text:p>Dec-10</text:p>
          </table:table-cell>
          <table:table-cell office:value-type="string">
            <text:p>Page 204</text:p>
          </table:table-cell>
          <table:table-cell office:value-type="string">
            <text:p>Starters &amp; Soups</text:p>
          </table:table-cell>
          <table:table-cell table:number-columns-repeated="1020"/>
        </table:table-row>
        <table:table-row table:style-name="ro1">
          <table:table-cell office:value-type="string">
            <text:p>Plate of smoked fish</text:p>
          </table:table-cell>
          <table:table-cell table:style-name="ce3" office:value-type="date" office:date-value="2010-12-01">
            <text:p>Dec-10</text:p>
          </table:table-cell>
          <table:table-cell office:value-type="string">
            <text:p>Page 128</text:p>
          </table:table-cell>
          <table:table-cell office:value-type="string">
            <text:p>Starters &amp; Soups</text:p>
          </table:table-cell>
          <table:table-cell table:number-columns-repeated="1020"/>
        </table:table-row>
        <table:table-row table:style-name="ro1">
          <table:table-cell office:value-type="string">
            <text:p>Spiced home-cured salmon</text:p>
          </table:table-cell>
          <table:table-cell table:style-name="ce3" office:value-type="date" office:date-value="2010-12-01">
            <text:p>Dec-10</text:p>
          </table:table-cell>
          <table:table-cell office:value-type="string">
            <text:p>Page 98</text:p>
          </table:table-cell>
          <table:table-cell office:value-type="string">
            <text:p>Starters &amp; Soups</text:p>
          </table:table-cell>
          <table:table-cell table:number-columns-repeated="1020"/>
        </table:table-row>
        <table:table-row table:style-name="ro1">
          <table:table-cell office:value-type="string">
            <text:p>Spiced parsnip &amp; ham soup</text:p>
          </table:table-cell>
          <table:table-cell table:style-name="ce3" office:value-type="date" office:date-value="2010-12-01">
            <text:p>Dec-10</text:p>
          </table:table-cell>
          <table:table-cell office:value-type="string">
            <text:p>Page 195</text:p>
          </table:table-cell>
          <table:table-cell office:value-type="string">
            <text:p>Starters &amp; Soups</text:p>
          </table:table-cell>
          <table:table-cell table:number-columns-repeated="1020"/>
        </table:table-row>
        <table:table-row table:style-name="ro1">
          <table:table-cell office:value-type="string">
            <text:p>Walnut &amp; stilton orogtto with roasted squash &amp; Port sauce</text:p>
          </table:table-cell>
          <table:table-cell table:style-name="ce3" office:value-type="date" office:date-value="2010-12-01">
            <text:p>Dec-10</text:p>
          </table:table-cell>
          <table:table-cell office:value-type="string">
            <text:p>Page 116</text:p>
          </table:table-cell>
          <table:table-cell office:value-type="string">
            <text:p>Starters &amp; Soups</text:p>
          </table:table-cell>
          <table:table-cell table:number-columns-repeated="1020"/>
        </table:table-row>
        <table:table-row table:style-name="ro1">
          <table:table-cell office:value-type="string">
            <text:p>Chinese mushroom soup</text:p>
          </table:table-cell>
          <table:table-cell table:style-name="ce3" office:value-type="date" office:date-value="2011-03-01">
            <text:p>Mar-11</text:p>
          </table:table-cell>
          <table:table-cell office:value-type="string">
            <text:p>Page 46</text:p>
          </table:table-cell>
          <table:table-cell office:value-type="string">
            <text:p>Starters &amp; Soups</text:p>
          </table:table-cell>
          <table:table-cell table:number-columns-repeated="1020"/>
        </table:table-row>
        <table:table-row table:style-name="ro1">
          <table:table-cell office:value-type="string">
            <text:p>Curried carrot soup with coconut relish</text:p>
          </table:table-cell>
          <table:table-cell table:style-name="ce3" office:value-type="date" office:date-value="2011-03-01">
            <text:p>Mar-11</text:p>
          </table:table-cell>
          <table:table-cell office:value-type="string">
            <text:p>Page 66</text:p>
          </table:table-cell>
          <table:table-cell office:value-type="string">
            <text:p>Starters &amp; Soups</text:p>
          </table:table-cell>
          <table:table-cell table:number-columns-repeated="1020"/>
        </table:table-row>
        <table:table-row table:style-name="ro1">
          <table:table-cell office:value-type="string">
            <text:p>Egg drop chicken noodle soup</text:p>
          </table:table-cell>
          <table:table-cell table:style-name="ce3" office:value-type="date" office:date-value="2011-03-01">
            <text:p>Mar-11</text:p>
          </table:table-cell>
          <table:table-cell office:value-type="string">
            <text:p>Page 46</text:p>
          </table:table-cell>
          <table:table-cell office:value-type="string">
            <text:p>Starters &amp; Soups</text:p>
          </table:table-cell>
          <table:table-cell table:number-columns-repeated="1020"/>
        </table:table-row>
        <table:table-row table:style-name="ro1">
          <table:table-cell office:value-type="string">
            <text:p>Frozen lychee &amp; mint cocktails</text:p>
          </table:table-cell>
          <table:table-cell table:style-name="ce3" office:value-type="date" office:date-value="2011-03-01">
            <text:p>Mar-11</text:p>
          </table:table-cell>
          <table:table-cell office:value-type="string">
            <text:p>Page 116</text:p>
          </table:table-cell>
          <table:table-cell office:value-type="string">
            <text:p>Starters &amp; Soups</text:p>
          </table:table-cell>
          <table:table-cell table:number-columns-repeated="1020"/>
        </table:table-row>
        <table:table-row table:style-name="ro1">
          <table:table-cell office:value-type="string">
            <text:p>Leek &amp; mustard vinaigrette with Camarthen ham</text:p>
          </table:table-cell>
          <table:table-cell table:style-name="ce3" office:value-type="date" office:date-value="2011-03-01">
            <text:p>Mar-11</text:p>
          </table:table-cell>
          <table:table-cell office:value-type="string">
            <text:p>Page 112</text:p>
          </table:table-cell>
          <table:table-cell office:value-type="string">
            <text:p>Starters &amp; Soups</text:p>
          </table:table-cell>
          <table:table-cell table:number-columns-repeated="1020"/>
        </table:table-row>
        <table:table-row table:style-name="ro1">
          <table:table-cell office:value-type="string">
            <text:p>Onion soup with cheese &amp; herb toast</text:p>
          </table:table-cell>
          <table:table-cell table:style-name="ce3" office:value-type="date" office:date-value="2011-03-01">
            <text:p>Mar-11</text:p>
          </table:table-cell>
          <table:table-cell office:value-type="string">
            <text:p>Page 78</text:p>
          </table:table-cell>
          <table:table-cell office:value-type="string">
            <text:p>Starters &amp; Soups</text:p>
          </table:table-cell>
          <table:table-cell table:number-columns-repeated="1020"/>
        </table:table-row>
        <table:table-row table:style-name="ro1">
          <table:table-cell office:value-type="string">
            <text:p>Quick tomato soup with cheesy garlic dippers</text:p>
          </table:table-cell>
          <table:table-cell table:style-name="ce3" office:value-type="date" office:date-value="2011-03-01">
            <text:p>Mar-11</text:p>
          </table:table-cell>
          <table:table-cell office:value-type="string">
            <text:p>Page 26</text:p>
          </table:table-cell>
          <table:table-cell office:value-type="string">
            <text:p>Starters &amp; Soups</text:p>
          </table:table-cell>
          <table:table-cell table:number-columns-repeated="1020"/>
        </table:table-row>
        <table:table-row table:style-name="ro1">
          <table:table-cell office:value-type="string">
            <text:p>Simple liver pate</text:p>
          </table:table-cell>
          <table:table-cell table:style-name="ce3" office:value-type="date" office:date-value="2011-03-01">
            <text:p>Mar-11</text:p>
          </table:table-cell>
          <table:table-cell office:value-type="string">
            <text:p>Page 49</text:p>
          </table:table-cell>
          <table:table-cell office:value-type="string">
            <text:p>Starters &amp; Soups</text:p>
          </table:table-cell>
          <table:table-cell table:number-columns-repeated="1020"/>
        </table:table-row>
        <table:table-row table:style-name="ro1">
          <table:table-cell office:value-type="string">
            <text:p>Spiced red lentil soup</text:p>
          </table:table-cell>
          <table:table-cell table:style-name="ce3" office:value-type="date" office:date-value="2011-03-01">
            <text:p>Mar-11</text:p>
          </table:table-cell>
          <table:table-cell office:value-type="string">
            <text:p>Page 33</text:p>
          </table:table-cell>
          <table:table-cell office:value-type="string">
            <text:p>Starters &amp; Soups</text:p>
          </table:table-cell>
          <table:table-cell table:number-columns-repeated="1020"/>
        </table:table-row>
        <table:table-row table:style-name="ro1">
          <table:table-cell office:value-type="string">
            <text:p>Steamed clams in saffron &amp; spring green broth</text:p>
          </table:table-cell>
          <table:table-cell table:style-name="ce3" office:value-type="date" office:date-value="2011-03-01">
            <text:p>Mar-11</text:p>
          </table:table-cell>
          <table:table-cell office:value-type="string">
            <text:p>Page 62</text:p>
          </table:table-cell>
          <table:table-cell office:value-type="string">
            <text:p>Starters &amp; Soups</text:p>
          </table:table-cell>
          <table:table-cell table:number-columns-repeated="1020"/>
        </table:table-row>
        <table:table-row table:style-name="ro2">
          <table:table-cell office:value-type="string">
            <text:p>Cream of celeriac soup with croutons</text:p>
          </table:table-cell>
          <table:table-cell table:style-name="ce3" office:value-type="date" office:date-value="2011-04-01">
            <text:p>Apr-11</text:p>
          </table:table-cell>
          <table:table-cell office:value-type="string">
            <text:p>Page 159</text:p>
          </table:table-cell>
          <table:table-cell office:value-type="string">
            <text:p>Starters &amp; Soups</text:p>
          </table:table-cell>
          <table:table-cell table:number-columns-repeated="1020"/>
        </table:table-row>
        <table:table-row table:style-name="ro1">
          <table:table-cell office:value-type="string">
            <text:p>Prawn &amp; sweetcorn fritters</text:p>
          </table:table-cell>
          <table:table-cell table:style-name="ce3" office:value-type="date" office:date-value="2011-04-01">
            <text:p>Apr-11</text:p>
          </table:table-cell>
          <table:table-cell office:value-type="string">
            <text:p>Page 114</text:p>
          </table:table-cell>
          <table:table-cell office:value-type="string">
            <text:p>Starters &amp; Soups</text:p>
          </table:table-cell>
          <table:table-cell table:number-columns-repeated="1020"/>
        </table:table-row>
        <table:table-row table:style-name="ro1">
          <table:table-cell office:value-type="string">
            <text:p>Salmon &amp; chive pate</text:p>
          </table:table-cell>
          <table:table-cell table:style-name="ce3" office:value-type="date" office:date-value="2011-04-01">
            <text:p>Apr-11</text:p>
          </table:table-cell>
          <table:table-cell office:value-type="string">
            <text:p>Page 116</text:p>
          </table:table-cell>
          <table:table-cell office:value-type="string">
            <text:p>Starters &amp; Soups</text:p>
          </table:table-cell>
          <table:table-cell table:number-columns-repeated="1020"/>
        </table:table-row>
        <table:table-row table:style-name="ro1">
          <table:table-cell office:value-type="string">
            <text:p>Savoury parmesan tartlets</text:p>
          </table:table-cell>
          <table:table-cell table:style-name="ce3" office:value-type="date" office:date-value="2011-04-01">
            <text:p>Apr-11</text:p>
          </table:table-cell>
          <table:table-cell office:value-type="string">
            <text:p>Page 118</text:p>
          </table:table-cell>
          <table:table-cell office:value-type="string">
            <text:p>Starters &amp; Soups</text:p>
          </table:table-cell>
          <table:table-cell table:number-columns-repeated="1020"/>
        </table:table-row>
        <table:table-row table:style-name="ro1">
          <table:table-cell office:value-type="string">
            <text:p>Thai spinach bites</text:p>
          </table:table-cell>
          <table:table-cell table:style-name="ce3" office:value-type="date" office:date-value="2011-04-01">
            <text:p>Apr-11</text:p>
          </table:table-cell>
          <table:table-cell office:value-type="string">
            <text:p>Page 114</text:p>
          </table:table-cell>
          <table:table-cell office:value-type="string">
            <text:p>Starters &amp; Soups</text:p>
          </table:table-cell>
          <table:table-cell table:number-columns-repeated="1020"/>
        </table:table-row>
        <table:table-row table:style-name="ro1">
          <table:table-cell office:value-type="string">
            <text:p>Crostini of artichokes &amp; chives</text:p>
          </table:table-cell>
          <table:table-cell table:style-name="ce3" office:value-type="date" office:date-value="2011-05-01">
            <text:p>May-11</text:p>
          </table:table-cell>
          <table:table-cell office:value-type="string">
            <text:p>Page 108</text:p>
          </table:table-cell>
          <table:table-cell office:value-type="string">
            <text:p>Starters &amp; Soups</text:p>
          </table:table-cell>
          <table:table-cell table:number-columns-repeated="1020"/>
        </table:table-row>
        <table:table-row table:style-name="ro1">
          <table:table-cell office:value-type="string">
            <text:p>Minestrone</text:p>
          </table:table-cell>
          <table:table-cell table:style-name="ce3" office:value-type="date" office:date-value="2011-05-01">
            <text:p>May-11</text:p>
          </table:table-cell>
          <table:table-cell office:value-type="string">
            <text:p>Page 49</text:p>
          </table:table-cell>
          <table:table-cell office:value-type="string">
            <text:p>Starters &amp; Soups</text:p>
          </table:table-cell>
          <table:table-cell table:number-columns-repeated="1020"/>
        </table:table-row>
        <table:table-row table:style-name="ro1">
          <table:table-cell office:value-type="string">
            <text:p>Pasta &amp; meatball soup with cheesy croutons</text:p>
          </table:table-cell>
          <table:table-cell table:style-name="ce3" office:value-type="date" office:date-value="2011-05-01">
            <text:p>May-11</text:p>
          </table:table-cell>
          <table:table-cell office:value-type="string">
            <text:p>Page 28</text:p>
          </table:table-cell>
          <table:table-cell office:value-type="string">
            <text:p>Starters &amp; Soups</text:p>
          </table:table-cell>
          <table:table-cell table:number-columns-repeated="1020"/>
        </table:table-row>
        <table:table-row table:style-name="ro1">
          <table:table-cell office:value-type="string">
            <text:p>Red onion &amp; indian-spiced houmous</text:p>
          </table:table-cell>
          <table:table-cell table:style-name="ce3" office:value-type="date" office:date-value="2011-05-01">
            <text:p>May-11</text:p>
          </table:table-cell>
          <table:table-cell office:value-type="string">
            <text:p>Page 104</text:p>
          </table:table-cell>
          <table:table-cell office:value-type="string">
            <text:p>Starters &amp; Soups</text:p>
          </table:table-cell>
          <table:table-cell table:number-columns-repeated="1020"/>
        </table:table-row>
        <table:table-row table:style-name="ro1">
          <table:table-cell office:value-type="string">
            <text:p>Cured ham &amp; remoulade tartines</text:p>
          </table:table-cell>
          <table:table-cell table:style-name="ce3" office:value-type="date" office:date-value="2011-06-01">
            <text:p>Jun-11</text:p>
          </table:table-cell>
          <table:table-cell office:value-type="string">
            <text:p>Page 100</text:p>
          </table:table-cell>
          <table:table-cell office:value-type="string">
            <text:p>Starters &amp; Soups</text:p>
          </table:table-cell>
          <table:table-cell table:number-columns-repeated="1020"/>
        </table:table-row>
        <table:table-row table:style-name="ro1">
          <table:table-cell office:value-type="string">
            <text:p>Mushroon pate with red onion chutney</text:p>
          </table:table-cell>
          <table:table-cell table:style-name="ce3" office:value-type="date" office:date-value="2011-06-01">
            <text:p>Jun-11</text:p>
          </table:table-cell>
          <table:table-cell office:value-type="string">
            <text:p>Page 143</text:p>
          </table:table-cell>
          <table:table-cell office:value-type="string">
            <text:p>Starters &amp; Soups</text:p>
          </table:table-cell>
          <table:table-cell table:number-columns-repeated="1020"/>
        </table:table-row>
        <table:table-row table:style-name="ro1">
          <table:table-cell office:value-type="string">
            <text:p>Spiced potted crab</text:p>
          </table:table-cell>
          <table:table-cell table:style-name="ce3" office:value-type="date" office:date-value="2011-06-01">
            <text:p>Jun-11</text:p>
          </table:table-cell>
          <table:table-cell office:value-type="string">
            <text:p>Page 90</text:p>
          </table:table-cell>
          <table:table-cell office:value-type="string">
            <text:p>Starters &amp; Soups</text:p>
          </table:table-cell>
          <table:table-cell table:number-columns-repeated="1020"/>
        </table:table-row>
        <table:table-row table:style-name="ro1">
          <table:table-cell office:value-type="string">
            <text:p>Gazpacho</text:p>
          </table:table-cell>
          <table:table-cell table:style-name="ce3" office:value-type="date" office:date-value="2011-07-01">
            <text:p>Jul-11</text:p>
          </table:table-cell>
          <table:table-cell office:value-type="string">
            <text:p>Page 102</text:p>
          </table:table-cell>
          <table:table-cell office:value-type="string">
            <text:p>Starters &amp; Soups</text:p>
          </table:table-cell>
          <table:table-cell table:number-columns-repeated="1020"/>
        </table:table-row>
        <table:table-row table:style-name="ro1">
          <table:table-cell office:value-type="string">
            <text:p>Mexican chicken &amp; wild rice soup</text:p>
          </table:table-cell>
          <table:table-cell table:style-name="ce3" office:value-type="date" office:date-value="2011-07-01">
            <text:p>Jul-11</text:p>
          </table:table-cell>
          <table:table-cell office:value-type="string">
            <text:p>Page 46</text:p>
          </table:table-cell>
          <table:table-cell office:value-type="string">
            <text:p>Starters &amp; Soups</text:p>
          </table:table-cell>
          <table:table-cell table:number-columns-repeated="1020"/>
        </table:table-row>
        <table:table-row table:style-name="ro1">
          <table:table-cell office:value-type="string">
            <text:p>Smoky black bean and roast tomato soup</text:p>
          </table:table-cell>
          <table:table-cell table:style-name="ce3" office:value-type="date" office:date-value="2011-07-01">
            <text:p>Jul-11</text:p>
          </table:table-cell>
          <table:table-cell office:value-type="string">
            <text:p>Page 82</text:p>
          </table:table-cell>
          <table:table-cell office:value-type="string">
            <text:p>Starters &amp; Soups</text:p>
          </table:table-cell>
          <table:table-cell table:number-columns-repeated="1020"/>
        </table:table-row>
        <table:table-row table:style-name="ro1">
          <table:table-cell office:value-type="string">
            <text:p>Big bowl noodle soup</text:p>
          </table:table-cell>
          <table:table-cell table:style-name="ce3" office:value-type="date" office:date-value="2011-08-01">
            <text:p>Aug-11</text:p>
          </table:table-cell>
          <table:table-cell office:value-type="string">
            <text:p>Page 29</text:p>
          </table:table-cell>
          <table:table-cell office:value-type="string">
            <text:p>Starters &amp; Soups</text:p>
          </table:table-cell>
          <table:table-cell table:number-columns-repeated="1020"/>
        </table:table-row>
        <table:table-row table:style-name="ro1">
          <table:table-cell office:value-type="string">
            <text:p>Green cucumber &amp; mint gazpacho</text:p>
          </table:table-cell>
          <table:table-cell table:style-name="ce3" office:value-type="date" office:date-value="2011-08-01">
            <text:p>Aug-11</text:p>
          </table:table-cell>
          <table:table-cell office:value-type="string">
            <text:p>Page 46</text:p>
          </table:table-cell>
          <table:table-cell office:value-type="string">
            <text:p>Starters &amp; Soups</text:p>
          </table:table-cell>
          <table:table-cell table:number-columns-repeated="1020"/>
        </table:table-row>
        <table:table-row table:style-name="ro1">
          <table:table-cell office:value-type="string">
            <text:p>Thai green chicken soup</text:p>
          </table:table-cell>
          <table:table-cell table:style-name="ce3" office:value-type="date" office:date-value="2011-08-01">
            <text:p>Aug-11</text:p>
          </table:table-cell>
          <table:table-cell office:value-type="string">
            <text:p>Page 110</text:p>
          </table:table-cell>
          <table:table-cell office:value-type="string">
            <text:p>Starters &amp; Soups</text:p>
          </table:table-cell>
          <table:table-cell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inks" table:style-name="ta7">
        <table:table-column table:style-name="co12" table:default-cell-style-name="Default"/>
        <table:table-column table:style-name="co5" table:default-cell-style-name="ce2"/>
        <table:table-column table:style-name="co5" table:number-columns-repeated="1022" table:default-cell-style-name="Default"/>
        <table:table-row table:style-name="ro4">
          <table:table-cell office:value-type="string">
            <text:p>Long amaretto sours</text:p>
          </table:table-cell>
          <table:table-cell office:value-type="date" office:date-value="2010-09-01">
            <text:p>Sep-10</text:p>
          </table:table-cell>
          <table:table-cell office:value-type="string">
            <text:p>Page 88</text:p>
          </table:table-cell>
          <table:table-cell table:number-columns-repeated="1021"/>
        </table:table-row>
        <table:table-row table:style-name="ro4">
          <table:table-cell office:value-type="string">
            <text:p>Spiced Bloody Marys</text:p>
          </table:table-cell>
          <table:table-cell office:value-type="date" office:date-value="2011-04-01">
            <text:p>Apr-11</text:p>
          </table:table-cell>
          <table:table-cell office:value-type="string">
            <text:p>Page 108</text:p>
          </table:table-cell>
          <table:table-cell table:number-columns-repeated="1021"/>
        </table:table-row>
        <table:table-row table:style-name="ro4">
          <table:table-cell office:value-type="string">
            <text:p>Grown-up limeade</text:p>
          </table:table-cell>
          <table:table-cell office:value-type="date" office:date-value="2011-07-01">
            <text:p>Jul-11</text:p>
          </table:table-cell>
          <table:table-cell office:value-type="string">
            <text:p>Page 75</text:p>
          </table:table-cell>
          <table:table-cell table:number-columns-repeated="1021"/>
        </table:table-row>
        <table:table-row table:style-name="ro4">
          <table:table-cell office:value-type="string">
            <text:p>Mexican beer cocktail</text:p>
          </table:table-cell>
          <table:table-cell office:value-type="date" office:date-value="2011-07-01">
            <text:p>Jul-11</text:p>
          </table:table-cell>
          <table:table-cell office:value-type="string">
            <text:p>Page 106</text:p>
          </table:table-cell>
          <table:table-cell table:number-columns-repeated="1021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2P0"/>
    </number:currency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£</number:text>
      <number:number number:decimal-places="0" number:min-integer-digits="1" number:grouping="true"/>
      <number:text> </number:text>
    </number:number-style>
    <number:number-style style:name="N122P1" style:volatile="true">
      <number:text>-£</number:text>
      <number:number number:decimal-places="0" number:min-integer-digits="1" number:grouping="true"/>
      <number:text> </number:text>
    </number:number-style>
    <number:number-style style:name="N122P2" style:volatile="true">
      <number:text> £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£</number:text>
      <number:number number:decimal-places="2" number:min-integer-digits="1" number:grouping="true"/>
      <number:text> </number:text>
    </number:number-style>
    <number:number-style style:name="N130P1" style:volatile="true">
      <number:text>-£</number:text>
      <number:number number:decimal-places="2" number:min-integer-digits="1" number:grouping="true"/>
      <number:text> </number:text>
    </number:number-style>
    <number:number-style style:name="N130P2" style:volatile="true">
      <number:text> £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style:font-name-asian="AR PL UMing C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4">04/03/2013</text:date>, <text:time>19:5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ultry_20__26__20_Game" style:display-name="PageStyle_Poultry &amp; G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at" style:display-name="PageStyle_Me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des_20__26__20_Salads" style:display-name="PageStyle_Sides &amp; Sala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sh" style:display-name="PageStyle_Fis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getarian" style:display-name="PageStyle_Vegetari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rters_20__26__20_Soups" style:display-name="PageStyle_Starters &amp; Sou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inks" style:display-name="PageStyle_Drink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naik</meta:initial-creator>
    <meta:creation-date>2011-05-21T10:51:00</meta:creation-date>
    <dc:date>2013-03-04T19:54:29</dc:date>
    <meta:generator>LibreOffice/3.4$Linux LibreOffice_project/340m1$Build-203</meta:generator>
    <meta:editing-duration>PT7M3S</meta:editing-duration>
    <meta:editing-cycles>4</meta:editing-cycles>
    <meta:document-statistic meta:table-count="7" meta:cell-count="4605" meta:object-count="0"/>
  </office:meta>
</office:document-meta>
</file>